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305cm" svg:stroke-color="#000000" draw:marker-start-width="1.117cm" draw:marker-end-width="1.117cm" draw:textarea-horizontal-align="justify" draw:textarea-vertical-align="middle" draw:auto-grow-height="false" fo:min-height="1.605cm" fo:min-width="1.482cm" fo:padding-top="0.277cm" fo:padding-bottom="0.277cm" fo:padding-left="0.402cm" fo:padding-right="0.40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159cm" svg:x="14.97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2.811cm" svg:y="12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97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7.35cm" svg:y="12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524cm" svg:y="12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4.937cm" svg:y="12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5.097cm" svg:y="8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143cm" svg:y="8.4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143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97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27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9.89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4.429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6.842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6.842cm" svg:y="6.2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5.224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27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6.842cm" svg:y="8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843cm" svg:y="3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843cm" svg:y="6.2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5.097cm" svg:y="8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992cm" svg:y="3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5.097cm" svg:y="11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9.001cm" svg:y="8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2.176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5.351cm" svg:y="13.3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7.129cm" svg:y="8.4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9.415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1.701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9.304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9.304cm" svg:y="12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9.415cm" svg:y="15.3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9.415cm" svg:y="17.7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7.129cm" svg:y="17.7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716cm" svg:y="17.6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589cm" svg:y="20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589cm" svg:y="22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7.129cm" svg:y="22.4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589cm" svg:y="24.8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2.176cm" svg:y="20.3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9.89cm" svg:y="20.1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7.477cm" svg:y="20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9.89cm" svg:y="18.0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9.89cm" svg:y="22.2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9.763cm" svg:y="24.4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7.477cm" svg:y="24.4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5.064cm" svg:y="20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778cm" svg:y="20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778cm" svg:y="22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651cm" svg:y="24.6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651cm" svg:y="26.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97cm" svg:y="-0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2.557cm" svg:y="-0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0.144cm" svg:y="-0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7.858cm" svg:y="-0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843cm" svg:y="2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843cm" svg:y="2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7.51cm" svg:y="3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2.557cm" svg:y="4.04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305cm" draw:dots2="1" draw:dots2-length="0.051cm" draw:distance="0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000000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1:35:12.981828740</meta:creation-date>
    <dc:date>2019-05-28T12:32:58.115970701</dc:date>
    <meta:editing-duration>PT46M6S</meta:editing-duration>
    <meta:editing-cycles>2</meta:editing-cycles>
    <meta:generator>LibreOffice/6.1.5.2$Linux_X86_64 LibreOffice_project/10$Build-2</meta:generator>
    <meta:document-statistic meta:object-count="59"/>
  </office:meta>
</office:document-meta>
</file>